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T19_3" style:family="text"/>
    <style:style style:name="P20" style:family="paragraph" style:parent-style-name="Heading_20_2">
      <style:paragraph-properties fo:margin-top="0.527cm" fo:margin-bottom="0.527cm"/>
    </style:style>
    <style:style style:name="T2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 fo:margin-bottom="0.423cm"/>
    </style:style>
    <style:style style:name="T21_1" style:family="text"/>
  </office:automatic-styles>
  <office:body>
    <office:text>
      <text:h text:style-name="P1" text:outline-level="1"><text:span text:style-name="T1_1">EZ-Pay<text:s/>-<text:s/>Full<text:s/>Node<text:s/>vs.<text:s/>SPV<text:s/>Walle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12-16<text:s/>13:44:28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When<text:s/>discussing<text:s/>digital<text:s/>currencies,<text:s/>the<text:s/>question<text:s/>is<text:s/>often<text:s/>asked<text:s/>"where<text:s/>is<text:s/>the<text:s/>'money'<text:s/>actually<text:s/>stored?"<text:s/>In<text:s/>the<text:s/>world<text:s/>of<text:s/>fiat<text:s/>currency<text:s/>(US<text:s/>dollars,<text:s/>Euros,<text:s/>etc.),<text:s/>cash<text:s/>stored<text:s/>in<text:s/>your<text:s/>physical<text:s/>wallet<text:s/>is<text:s/>the<text:s/>money.<text:s/>You<text:s/>give<text:s/>a<text:s/>$20<text:s/>bill<text:s/>to<text:s/>a<text:s/>cashier,<text:s/>and<text:s/>they<text:s/>now<text:s/>have<text:s/>$20.<text:s/>With<text:s/>cryptocurrencies<text:s/>like<text:s/>Bitcoin,<text:s/>the<text:s/>actual<text:s/>currency<text:s/>is<text:s/>stored<text:s/>on<text:s/>a<text:s/>completely<text:s/>public,<text:s/>open<text:s/>ledger<text:s/>called<text:s/>the<text:s/>blockchain.<text:s/>The<text:s/>blockchain<text:s/>stores<text:s/>a<text:s/></text:span><text:span text:style-name="T7_2">complete</text:span><text:span text:style-name="T7_3"><text:s/>record<text:s/>of<text:s/>every<text:s/>transfer<text:s/>between<text:s/>individuals<text:s/>in<text:s/>the<text:s/>history<text:s/>of<text:s/>Bitcoin's<text:s/>existence,<text:s/>so<text:s/>a<text:s/>Bitcoin<text:s/>wallet<text:s/>can<text:s/>easily<text:s/>verify<text:s/>that<text:s/>you<text:s/>own<text:s/>some<text:s/>amount<text:s/>of<text:s/>currency<text:s/>and<text:s/>can<text:s/>send<text:s/>it<text:s/>to<text:s/>another<text:s/>person.</text:span></text:p>
      <text:p text:style-name="P8"><text:span text:style-name="T8_1">However,<text:s/>there's<text:s/>a<text:s/>bit<text:s/>of<text:s/>a<text:s/>problem<text:s/>with<text:s/>this.<text:s/>The<text:s/>Bitcoin<text:s/>blockchain<text:s/>contains<text:s/>a<text:s/>record<text:s/>of<text:s/>every<text:s/>single<text:s/>transaction<text:s/>ever<text:s/>recorded,<text:s/>now<text:s/>over<text:s/>ten<text:s/>years<text:s/>of<text:s/>history.<text:s/>The<text:s/>blockchain<text:s/>is<text:s/>HUGE<text:s/>in<text:s/>terms<text:s/>of<text:s/>storage<text:s/>space<text:s/>-<text:s/>nearly<text:s/>200<text:s/>gigabytes<text:s/>these<text:s/>days.<text:s/>What<text:s/>if<text:s/>we<text:s/>don't<text:s/>have<text:s/>that<text:s/>kind<text:s/>of<text:s/>space<text:s/>on<text:s/>our<text:s/>computer?<text:s/>What<text:s/>if<text:s/>we<text:s/>want<text:s/>to<text:s/>have<text:s/>a<text:s/>digital<text:s/>currency<text:s/>wallet<text:s/>on<text:s/>our<text:s/>phone<text:s/>or<text:s/>another<text:s/>capacity-limited<text:s/>device?<text:s/>Fortunately,<text:s/>there's<text:s/>a<text:s/>type<text:s/>of<text:s/>wallet<text:s/>called<text:s/>an<text:s/>SPV<text:s/>wallet<text:s/>that<text:s/>fixes<text:s/>this<text:s/>problem.<text:s/>Let's<text:s/>discuss<text:s/>the<text:s/>difference<text:s/>between<text:s/>full<text:s/>node<text:s/>and<text:s/>SPV<text:s/>technology.</text:span></text:p>
      <text:h text:style-name="P9" text:outline-level="2"><text:span text:style-name="T9_1">Full<text:s/>Node<text:s/>vs.<text:s/>SPV</text:span></text:h>
      <text:h text:style-name="P10" text:outline-level="3"><text:span text:style-name="T10_1">The<text:s/>Full<text:s/>(Node)<text:s/>Experience</text:span></text:h>
      <text:p text:style-name="P11"><text:span text:style-name="T11_1">The<text:s/>most<text:s/>full<text:s/>wallet<text:s/>experience<text:s/>is<text:s/>using<text:s/>what<text:s/>is<text:s/>called<text:s/>a<text:s/></text:span><text:span text:style-name="T11_2">full<text:s/>node</text:span><text:span text:style-name="T11_3">.<text:s/>The<text:s/>strategy<text:s/>use<text:s/>by<text:s/>a<text:s/>full<text:s/>node<text:s/>wallet<text:s/>is<text:s/>very<text:s/>simple:<text:s/>the<text:s/>entire<text:s/>blockchain<text:s/>containing<text:s/>all<text:s/>transactions<text:s/>is<text:s/>downloaded<text:s/>to<text:s/>the<text:s/>machine<text:s/>running<text:s/>the<text:s/>wallet<text:s/>software.</text:span></text:p>
      <text:p text:style-name="P12"><text:span text:style-name="T12_1">Because<text:s/>the<text:s/>full<text:s/>blockchain<text:s/>is<text:s/>available<text:s/>to<text:s/>the<text:s/>wallet,<text:s/>verifying<text:s/>ownership<text:s/>of<text:s/>the<text:s/>user's<text:s/>funds<text:s/>is<text:s/>simple.<text:s/>The<text:s/>wallet<text:s/>software<text:s/>looks<text:s/>at<text:s/>the<text:s/>blockchain<text:s/>ledger<text:s/>and<text:s/>traces<text:s/>the<text:s/>ownership<text:s/>of<text:s/>the<text:s/>currency<text:s/>back<text:s/>to<text:s/>the<text:s/>very<text:s/>beginning<text:s/>of<text:s/>Bitcoin.<text:s/>The<text:s/>blockchain<text:s/>is<text:s/>well<text:s/>secured<text:s/>by<text:s/>cryptography<text:s/>and<text:s/>proof<text:s/>of<text:s/>work,<text:s/>making<text:s/>it<text:s/>near<text:s/>impossible<text:s/>to<text:s/>forge<text:s/>any<text:s/>of<text:s/>these<text:s/>transfers.<text:s/>So,<text:s/>by<text:s/>storing<text:s/>the<text:s/>full<text:s/>blockchain,<text:s/>the<text:s/>wallet<text:s/>software<text:s/>can<text:s/>verify<text:s/>that<text:s/>all<text:s/>the<text:s/>previous<text:s/>transfers<text:s/>of<text:s/>Bitcoin<text:s/>leading<text:s/>up<text:s/>to<text:s/>the<text:s/>transfer<text:s/>to<text:s/>the<text:s/>current<text:s/>owner<text:s/>are<text:s/>valid<text:s/>and<text:s/>considered<text:s/>indisputable<text:s/>history.<text:s/>If<text:s/>your<text:s/>wallet<text:s/>can<text:s/>independently<text:s/>verify<text:s/>the<text:s/>blockchains<text:s/>transactions,<text:s/>it<text:s/>knows<text:s/>for<text:s/>sure<text:s/>that<text:s/>your<text:s/>Bitcoin<text:s/>is<text:s/>truly<text:s/>yours.</text:span></text:p>
      <text:h text:style-name="P13" text:outline-level="3"><text:span text:style-name="T13_1">Wallets<text:s/>on<text:s/>a<text:s/>diet<text:s/>-<text:s/>Simplified<text:s/>Payment<text:s/>Verification<text:s/>or<text:s/>SPV</text:span></text:h>
      <text:p text:style-name="P14"><text:span text:style-name="T14_1">As<text:s/>we<text:s/>discussed,<text:s/>however,<text:s/>it<text:s/>can<text:s/>be<text:s/>problematic<text:s/>to<text:s/>download<text:s/>and<text:s/>store<text:s/>the<text:s/>entire<text:s/>blockchain<text:s/>for<text:s/>a<text:s/>wallet<text:s/>in<text:s/>many<text:s/>cases.<text:s/>What<text:s/>if<text:s/>a<text:s/>user<text:s/>with<text:s/>a<text:s/>small<text:s/>laptop,<text:s/>a<text:s/>mobile<text:s/>phone,<text:s/>or<text:s/>other<text:s/>limited-capacity<text:s/>device<text:s/>wants<text:s/>to<text:s/>participate<text:s/>on<text:s/>the<text:s/>Bitcoin<text:s/>network?<text:s/>A<text:s/>user<text:s/>may<text:s/>have<text:s/>limited<text:s/>storage<text:s/>capacity,<text:s/>or<text:s/>may<text:s/>also<text:s/>have<text:s/>limited<text:s/>bandwith<text:s/>for<text:s/>downloading<text:s/>the<text:s/>very<text:s/>large<text:s/>blockchain.<text:s/>But<text:s/>if<text:s/>we<text:s/>can't<text:s/>download<text:s/>the<text:s/>blockchain,<text:s/>how<text:s/>can<text:s/>we<text:s/>independently<text:s/>verify<text:s/>that<text:s/>the<text:s/>Bitcoin<text:s/>in<text:s/>our<text:s/>wallet<text:s/>is<text:s/>actually<text:s/>ours?</text:span></text:p>
      <text:p text:style-name="P15"><text:span text:style-name="T15_1">Satoshi<text:s/>Nakamoto,<text:s/>the<text:s/>inventor<text:s/>of<text:s/>Bitcoin,<text:s/>brilliantly<text:s/>solved<text:s/>this<text:s/>problem<text:s/>by<text:s/>developing<text:s/>a<text:s/>technology<text:s/>called<text:s/>Simplified<text:s/>Payment<text:s/>Verification,<text:s/>or<text:s/>SPV.<text:s/>These<text:s/>wallets<text:s/>use<text:s/>some<text:s/>neat<text:s/>cryptographic<text:s/>tricks<text:s/>to<text:s/>avoid<text:s/>downloading<text:s/>the<text:s/>whole<text:s/>blockchain,<text:s/>at<text:s/>the<text:s/>expense<text:s/>of<text:s/>a<text:s/>minimal<text:s/>amount<text:s/>of<text:s/>trust<text:s/>required<text:s/>to<text:s/>verify<text:s/>currency<text:s/>ownership.</text:span></text:p>
      <text:p text:style-name="P16"><text:span text:style-name="T16_1">So<text:s/>how<text:s/>do<text:s/>SPV<text:s/>wallets<text:s/>work?<text:s/>When<text:s/>an<text:s/>SPV<text:s/>node<text:s/>needs<text:s/>to<text:s/>verify<text:s/>ownership<text:s/>of<text:s/>a<text:s/>user's<text:s/>funds<text:s/>(in<text:s/>order<text:s/>to<text:s/>create<text:s/>a<text:s/>new<text:s/>transaction<text:s/>where<text:s/>they<text:s/>send<text:s/>money<text:s/>to<text:s/>someone<text:s/>else),<text:s/>the<text:s/>node<text:s/>makes<text:s/>special<text:s/>requests<text:s/>to<text:s/>full<text:s/>nodes<text:s/>it<text:s/>can<text:s/>find<text:s/>on<text:s/>the<text:s/>network.<text:s/>Instead<text:s/>of<text:s/>asking<text:s/>for<text:s/>the<text:s/>whole<text:s/>blockchain,<text:s/>it<text:s/>only<text:s/>asks<text:s/>for<text:s/>specific<text:s/>bits<text:s/>of<text:s/>information<text:s/>it<text:s/>needs<text:s/>to<text:s/>cryptographically<text:s/>verify<text:s/>that<text:s/>the<text:s/>wallet<text:s/>user<text:s/>owns<text:s/>their<text:s/>money.</text:span></text:p>
      <text:p text:style-name="P17"><text:span text:style-name="T17_1">SPV<text:s/>wallet<text:s/>only<text:s/>downloads<text:s/>what<text:s/>are<text:s/>called<text:s/>the<text:s/></text:span><text:span text:style-name="T17_2">block<text:s/>headers</text:span><text:span text:style-name="T17_3">.<text:s/>These<text:s/>headers<text:s/>store<text:s/>important<text:s/>metadata<text:s/>about<text:s/>the<text:s/>transactions<text:s/>included<text:s/>in<text:s/>that<text:s/>block,<text:s/>including<text:s/>a<text:s/>sort<text:s/>of<text:s/>cryptographic<text:s/>summary<text:s/>of<text:s/>transactions<text:s/>called<text:s/>a<text:s/></text:span><text:span text:style-name="T17_4">Merkle<text:s/>tree</text:span><text:span text:style-name="T17_5">.<text:s/>Next,<text:s/>the<text:s/>SPV<text:s/>wallet<text:s/>will<text:s/>ask<text:s/>other<text:s/>nodes<text:s/>on<text:s/>the<text:s/>network<text:s/>for<text:s/>transaction<text:s/>data<text:s/>that<text:s/>is<text:s/>relevant<text:s/>specifically<text:s/>to<text:s/>the<text:s/>user's<text:s/>wallet,<text:s/>like<text:s/>previous<text:s/>transactions<text:s/>that<text:s/>send<text:s/>money<text:s/>to<text:s/>the<text:s/>user's<text:s/>Bitcoin<text:s/>addresses.<text:s/></text:span></text:p>
      <text:p text:style-name="P18"><text:span text:style-name="T18_1">By<text:s/>getting<text:s/>the<text:s/>basic<text:s/>transaction<text:s/>data<text:s/>from<text:s/>other<text:s/>nodes<text:s/>and<text:s/>the<text:s/>block<text:s/>headers,<text:s/>the<text:s/>SPV<text:s/>wallet<text:s/>can<text:s/>use<text:s/>cryptography<text:s/>that<text:s/>verifies<text:s/>that<text:s/>the<text:s/>transaction<text:s/>does<text:s/>indeed<text:s/>belong<text:s/>in<text:s/>a<text:s/>particular<text:s/>block<text:s/>(by<text:s/>verifying<text:s/>it<text:s/>belongs<text:s/>in<text:s/>the<text:s/></text:span><text:span text:style-name="T18_2">Merkle<text:s/>tree</text:span><text:span text:style-name="T18_3"><text:s/>in<text:s/>the<text:s/>block<text:s/>header).<text:s/>The<text:s/>SPV<text:s/>node<text:s/>can<text:s/>then<text:s/>verify<text:s/>that<text:s/>the<text:s/>blockchain<text:s/>is<text:s/>valid<text:s/>by<text:s/>checking<text:s/>that<text:s/>all<text:s/>the<text:s/>block<text:s/>headers<text:s/>are<text:s/>valid<text:s/>and<text:s/>have<text:s/>sufficient<text:s/>"proof<text:s/>of<text:s/>work".<text:s/>It<text:s/>turns<text:s/>out<text:s/>that<text:s/>if<text:s/>the<text:s/>transaction<text:s/>the<text:s/>wallet<text:s/>needs<text:s/>to<text:s/>verify<text:s/>is<text:s/>several<text:s/>blocks<text:s/>"deep"<text:s/>(that<text:s/>is,<text:s/>behind<text:s/>the<text:s/>latest<text:s/>block<text:s/>proved<text:s/>and<text:s/>added<text:s/>to<text:s/>the<text:s/>chain),<text:s/>the<text:s/>wallet<text:s/>can<text:s/>generally<text:s/>trust<text:s/>that<text:s/>the<text:s/>funds<text:s/>do<text:s/>indeed<text:s/>belong<text:s/>to<text:s/>the<text:s/>user<text:s/>without<text:s/>having<text:s/>to<text:s/>verify<text:s/>the<text:s/>whole<text:s/>blockchain!</text:span></text:p>
      <text:p text:style-name="P19"><text:span text:style-name="T19_1">It<text:s/>is<text:s/>important<text:s/>to<text:s/>note<text:s/>that<text:s/>in<text:s/>order<text:s/>to<text:s/>prevent<text:s/>being<text:s/>scammed<text:s/>by<text:s/>one<text:s/>rogue<text:s/>node<text:s/>on<text:s/>the<text:s/>network,<text:s/>SPV<text:s/>wallets<text:s/>connect<text:s/>to<text:s/>many<text:s/>full<text:s/>nodes<text:s/>to<text:s/>request<text:s/>transaction<text:s/>data.<text:s/>It<text:s/>is<text:s/>far<text:s/>less<text:s/>likely<text:s/>that<text:s/>all<text:s/>the<text:s/>peers<text:s/>an<text:s/>SPV<text:s/>node<text:s/>connects<text:s/>to<text:s/>a<text:s/>trying<text:s/>to<text:s/>scam<text:s/>that<text:s/>node<text:s/>with<text:s/>falsified<text:s/>transaction<text:s/>data,<text:s/>so<text:s/>it<text:s/>is<text:s/>generally<text:s/>considered<text:s/>secure<text:s/>to<text:s/>use<text:s/>SPV<text:s/>nodes<text:s/>for<text:s/>everyday<text:s/>transfers.<text:s/>If<text:s/>a<text:s/>user<text:s/>wants<text:s/>the<text:s/></text:span><text:span text:style-name="T19_2">most</text:span><text:span text:style-name="T19_3"><text:s/>secure<text:s/>wallet<text:s/>experience,<text:s/>a<text:s/>full<text:s/>node<text:s/>is<text:s/>a<text:s/>bit<text:s/>better<text:s/>since<text:s/>it<text:s/>verifies<text:s/>the<text:s/>whole<text:s/>blockchain<text:s/>and<text:s/>doesn't<text:s/>have<text:s/>to<text:s/>trust<text:s/>other<text:s/>parties<text:s/>on<text:s/>the<text:s/>network.</text:span></text:p>
      <text:h text:style-name="P20" text:outline-level="2"><text:span text:style-name="T20_1">SPV<text:s/>-<text:s/>Wallets,<text:s/>simplified!</text:span></text:h>
      <text:p text:style-name="P21"><text:span text:style-name="T21_1">Thanks<text:s/>to<text:s/>the<text:s/>interesting<text:s/>cryptography<text:s/>of<text:s/>Merkle<text:s/>trees,<text:s/>proof<text:s/>of<text:s/>work,<text:s/>and<text:s/>block<text:s/>chaining,<text:s/>SPV<text:s/>wallets<text:s/>do<text:s/>not<text:s/>need<text:s/>to<text:s/>download<text:s/>the<text:s/>entire<text:s/>blockchain<text:s/>to<text:s/>securely<text:s/>check<text:s/>if<text:s/>a<text:s/>user<text:s/>owns<text:s/>their<text:s/>Bitcoin.<text:s/>By<text:s/>asking<text:s/>for<text:s/>specific<text:s/>transaction<text:s/>data,<text:s/>an<text:s/>SPV<text:s/>wallet<text:s/>can<text:s/>check<text:s/>that<text:s/>transactions<text:s/>sent<text:s/>to<text:s/>a<text:s/>user's<text:s/>address<text:s/>belong<text:s/>to<text:s/>a<text:s/>block<text:s/>using<text:s/>a<text:s/>Merkle<text:s/>tree.<text:s/>And<text:s/>by<text:s/>verifying<text:s/>block<text:s/>chaining<text:s/>and<text:s/>proof<text:s/>of<text:s/>work,<text:s/>the<text:s/>node<text:s/>can<text:s/>trust<text:s/>that<text:s/>said<text:s/>transaction<text:s/>has<text:s/>been<text:s/>accepted<text:s/>as<text:s/>part<text:s/>of<text:s/>the<text:s/>Bitcoin<text:s/>history<text:s/>and<text:s/>is<text:s/>therefore<text:s/>owned<text:s/>by<text:s/>the<text:s/>user.<text:s/>Since<text:s/>SPV<text:s/>nodes<text:s/>communicate<text:s/>with<text:s/>multiple<text:s/>full<text:s/>nodes,<text:s/>it<text:s/>is<text:s/>generally<text:s/>true<text:s/>that<text:s/>SPV<text:s/>wallets<text:s/>are<text:s/>secure<text:s/>despite<text:s/>the<text:s/>fact<text:s/>that<text:s/>they<text:s/>do<text:s/>not<text:s/>download<text:s/>and<text:s/>validate<text:s/>the<text:s/>entire<text:s/>blockchain.<text:s/>So<text:s/>never<text:s/>fear<text:s/>-<text:s/>if<text:s/>you're<text:s/>using<text:s/>a<text:s/>mobile<text:s/>phone<text:s/>wallet<text:s/>or<text:s/>a<text:s/>wallet<text:s/>on<text:s/>your<text:s/>netbook,<text:s/>you<text:s/>can<text:s/>participate<text:s/>in<text:s/>Bitcoin<text:s/>in<text:s/>a<text:s/>way<text:s/>that<text:s/>is<text:s/>secur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EZ-Pay - Full Node vs. SPV Walle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